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style:text-properties officeooo:paragraph-rsid="0fcdd945"/>
    </style:style>
    <style:style style:name="P8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Footnote">
      <style:text-properties officeooo:paragraph-rsid="0ff81e33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79f9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use-window-font-color="true" loext:opacity="0%" style:font-name="Liberation Sans" officeooo:rsid="047da547"/>
    </style:style>
    <style:style style:name="T26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3" style:family="text">
      <style:text-properties style:use-window-font-color="true" loext:opacity="0%" style:font-name="Liberation Sans" fo:font-size="12pt" style:font-size-asian="12pt" style:font-size-complex="12pt"/>
    </style:style>
    <style:style style:name="T294" style:family="text">
      <style:text-properties style:use-window-font-color="true" loext:opacity="0%" style:font-name="Liberation Sans" officeooo:rsid="0efd8e5c"/>
    </style:style>
    <style:style style:name="T29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officeooo:rsid="04473353"/>
    </style:style>
    <style:style style:name="T2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0" style:family="text">
      <style:text-properties officeooo:rsid="0aace3cd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officeooo:rsid="0f0ca65a"/>
    </style:style>
    <style:style style:name="T322" style:family="text">
      <style:text-properties officeooo:rsid="0f8f58bd"/>
    </style:style>
    <style:style style:name="T323" style:family="text">
      <style:text-properties officeooo:rsid="0f95a7a0"/>
    </style:style>
    <style:style style:name="T324" style:family="text">
      <style:text-properties style:text-underline-style="none"/>
    </style:style>
    <style:style style:name="T325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2"><text:span text:style-name="T301">LTS staat voor Long-Term Support, </text:span><text:span text:style-name="T302">langetermijnondersteuning, </text:span><text:span text:style-name="T301">en deze </text:span><text:span text:style-name="Strong_20_Emphasis"><text:span text:style-name="T309"><text:user-field-get text:name="Distro">Ubuntu</text:user-field-get></text:span></text:span><text:span text:style-name="T303"><text:s/></text:span><text:span text:style-name="T310"><text:user-field-get text:name="Version">22.04</text:user-field-get></text:span><text:span text:style-name="T310"><text:s/></text:span><text:span text:style-name="T311">LTS</text:span><text:span text:style-name="T310"> </text:span><text:span text:style-name="Strong_20_Emphasis"><text:span text:style-name="T312"><text:user-field-get text:name="Edition">Desktop</text:user-field-get></text:span></text:span><text:span text:style-name="T301"><text:s/>(codenaam jammy) van april</text:span><text:span text:style-name="T304"> </text:span><text:span text:style-name="Strong_20_Emphasis"><text:span text:style-name="T313"><text:user-field-get style:data-style-name="N0" text:name="Releaseyear">2022</text:user-field-get></text:span></text:span><text:span text:style-name="T305"><text:s/></text:span><text:span text:style-name="T301">wordt gedurende 5 jaar ondersteund tot april 2027, en met een </text:span><text:span text:style-name="T308">gratis persoonlijk </text:span><text:span text:style-name="T301">Ubuntu </text:span><text:span text:style-name="T306">P</text:span><text:span text:style-name="T301">ro-abonnement gedurende 1</text:span><text:span text:style-name="T307">0</text:span><text:span text:style-name="T301"> jaar tot april 203</text:span><text:span text:style-name="T307">2</text:span><text:span text:style-name="T301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21">Vul </text:span><text:span text:style-name="T20">achter</text:span><text:span text:style-name="T17"> de </text:span><text:span text:style-name="Definition"><text:span text:style-name="T321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0">zie </text:span><text:span text:style-name="T294">[</text:span><text:span text:style-name="T260">toelichting</text:span><text:span text:style-name="T294">]</text:span><text:span text:style-name="T18">:</text:span></text:p>
      <text:p text:style-name="P3"><text:span text:style-name="Definition"><text:span text:style-name="T25">GEBRUIKER</text:span></text:span><text:span text:style-name="T268"><text:tab/><text:tab/></text:span><text:span text:style-name="T293"> <text:tab/><text:tab/></text:span><text:span text:style-name="T269"><draw:control text:anchor-type="as-char" svg:y="-0.4cm" draw:z-index="19" draw:name="Gebruiker 2" draw:style-name="gr2" draw:text-style-name="P101" svg:width="6.4cm" svg:height="0.6cm" draw:control="control18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, bijv. </text:span><text:span text:style-name="T264">J</text:span><text:span text:style-name="T291">a</text:span><text:span text:style-name="T264">n </text:span><text:span text:style-name="T291">Jansen</text:span><text:span text:style-name="T292">]</text:span></text:p>
      <text:p text:style-name="P91"><text:span text:style-name="Definition"><text:span text:style-name="T262">g</text:span></text:span><text:span text:style-name="Definition">ebruikersnaam</text:span><text:span text:style-name="Definition"><text:span text:style-name="T324"><text:tab/></text:span></text:span><text:span text:style-name="T261"><draw:control text:anchor-type="as-char" svg:y="-0.4cm" draw:z-index="20" draw:name="Gberuikersnaam 3" draw:style-name="gr2" draw:text-style-name="P101" svg:width="6.4cm" svg:height="0.6cm" draw:control="control19"><svg:title>Gebruikersnaam</svg:title><svg:desc>Korte naam, bijv. jan</svg:desc></draw:control></text:span><text:span text:style-name="T261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2"><text:tab/><text:tab/></text:span><draw:control text:anchor-type="as-char" svg:y="-0.4cm" draw:z-index="21" draw:name="Computernaam 1" draw:style-name="gr2" draw:text-style-name="P101" svg:width="6.4cm" svg:height="0.6cm" draw:control="control20"><svg:title>Computernaam</svg:title><svg:desc>Unieke naam van de computer</svg:desc></draw:control><text:tab/> <text:s text:c="2"/><text:span text:style-name="T277">[</text:span><text:span text:style-name="T278">N</text:span><text:span text:style-name="T273">aam van de compute</text:span><text:span text:style-name="T274">r, </text:span><text:span text:style-name="T275">bijv. </text:span><text:span text:style-name="T276">pc02</text:span><text:span text:style-name="T277">]</text:span></text:p>
      <text:p text:style-name="P3"><text:span text:style-name="Definition"><text:span text:style-name="T280">GEBRUIKER</text:span></text:span><text:span text:style-name="Definition"><text:span text:style-name="T285"><text:tab/></text:span></text:span><text:span text:style-name="T279"><text:tab/></text:span><text:span text:style-name="T293"> <text:tab/><text:tab/></text:span><text:span text:style-name="T269"><draw:control text:anchor-type="as-char" svg:y="-0.4cm" draw:z-index="22" draw:name="Gebruiker 3" draw:style-name="gr2" draw:text-style-name="P101" svg:width="6.4cm" svg:height="0.6cm" draw:control="control21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 </text:span><text:span text:style-name="T267">evt. 2</text:span><text:span text:style-name="T295">e</text:span><text:span text:style-name="T265"> gebruiker</text:span><text:span text:style-name="T266">]</text:span></text:p>
      <text:p text:style-name="P91"><text:span text:style-name="Definition"><text:span text:style-name="T280">GEBRUIKERSN</text:span></text:span><text:span text:style-name="Definition"><text:span text:style-name="T281">aa</text:span></text:span><text:span text:style-name="Definition"><text:span text:style-name="T280">M</text:span></text:span><text:span text:style-name="Definition"><text:span text:style-name="T285"><text:tab/></text:span></text:span><text:span text:style-name="T261"><draw:control text:anchor-type="as-char" svg:y="-0.4cm" draw:z-index="23" draw:name="Gberuikersnaam 4" draw:style-name="gr2" draw:text-style-name="P101" svg:width="6.4cm" svg:height="0.6cm" draw:control="control22"><svg:title>Gebruikersnaam</svg:title><svg:desc>Korte naam, bijv. jan</svg:desc></draw:control></text:span><text:span text:style-name="T261"><text:tab/> <text:s text:c="2"/></text:span><text:span text:style-name="T283">[</text:span><text:span text:style-name="T284">K</text:span><text:span text:style-name="T282">orte naam</text:span><text:span text:style-name="T286"> </text:span><text:span text:style-name="T287">e</text:span><text:span text:style-name="T288">vt. 2</text:span><text:span text:style-name="T296">e</text:span><text:span text:style-name="T288"> </text:span><text:span text:style-name="T289">gebruiker</text:span><text:span text:style-name="T290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2765878750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10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100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19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3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2"><text:span text:style-name="T181">D</text:span>e <text:span text:style-name="T325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4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100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5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"/>
      <text:list xml:id="list145110155776042" text:continue-numbering="true" text:style-name="L1">
        <text:list-item>
          <text:p text:style-name="P95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34">Start de computer op vanaf</text:span><text:span text:style-name="T234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297">Vanaf ee</text:span>n <text:span text:style-name="T323">L</text:span>ive <text:span text:style-name="T322">USB</text:span><text:span text:style-name="T300">-stick</text:span><text:span text:style-name="T23"> </text:span>kunt <text:span text:style-name="T297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1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299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298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100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100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1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145109448545374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10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100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100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5" draw:name="Vorm4_ 1" draw:style-name="gr1" draw:text-style-name="P100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100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6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100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7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145109745373722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100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100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0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100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100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8"/>
      <text:list xml:id="list2347263027" text:style-name="L2">
        <text:list-header>
          <text:p text:style-name="P98"><text:span text:style-name="Emphasis"><text:span text:style-name="T31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6">Karel Zimmer</text:span></text:span></text:a><text:span text:style-name="Emphasis"><text:span text:style-name="T317">.</text:span></text:span></text:p>
          <text:p text:style-name="P99"><text:span text:style-name="Emphasis"><text:span text:style-name="T317">C</text:span></text:span><text:span text:style-name="Emphasis"><text:span text:style-name="T318">C0</text:span></text:span><text:span text:style-name="Emphasis"><text:span text:style-name="T317"> 1.0 licentie </text:span></text:span><text:span text:style-name="Emphasis"><text:span text:style-name="T31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14"><text:s/></text:span></text:span><text:span text:style-name="Emphasis"><text:span text:style-name="T31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14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4-15T14:51:08.195324437">15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5T14:51:08.030990178</dc:date>
    <meta:keyword>Installatie</meta:keyword>
    <meta:keyword>Checklist</meta:keyword>
    <meta:keyword>Linux</meta:keyword>
    <meta:editing-cycles>6859</meta:editing-cycles>
    <meta:editing-duration>P12DT5H47M28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97" meta:word-count="639" meta:character-count="4451" meta:non-whitespace-character-count="3854"/>
    <meta:user-defined meta:name="Info 1"/>
    <meta:user-defined meta:name="Info 2"/>
    <meta:user-defined meta:name="Info 3"/>
    <meta:user-defined meta:name="Info 4"/>
  </office:meta>
</office:document-meta>
</file>